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margin-top="0.1665in" fo:margin-bottom="0in" loext:contextual-spacing="false" fo:line-height="100%" fo:padding="0in" fo:border="none"/>
    </style:style>
    <style:style style:name="P2" style:family="paragraph" style:parent-style-name="Standard" style:list-style-name="WWNum9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3" style:family="paragraph" style:parent-style-name="Standard" style:list-style-name="WWNum10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4" style:family="paragraph" style:parent-style-name="Standard" style:list-style-name="WWNum12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5" style:family="paragraph" style:parent-style-name="Standard" style:list-style-name="WWNum8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6" style:family="paragraph" style:parent-style-name="Standard" style:list-style-name="WWNum5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7" style:family="paragraph" style:parent-style-name="Standard" style:list-style-name="WWNum15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8" style:family="paragraph" style:parent-style-name="Standard" style:list-style-name="WWNum6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9" style:family="paragraph" style:parent-style-name="Standard" style:list-style-name="WWNum14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0" style:family="paragraph" style:parent-style-name="Standard" style:list-style-name="WWNum3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1" style:family="paragraph" style:parent-style-name="Standard" style:list-style-name="WWNum2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2" style:family="paragraph" style:parent-style-name="Standard" style:list-style-name="WWNum18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3" style:family="paragraph" style:parent-style-name="Standard" style:list-style-name="WWNum4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4" style:family="paragraph" style:parent-style-name="Standard" style:list-style-name="WWNum16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5" style:family="paragraph" style:parent-style-name="Standard" style:list-style-name="WWNum11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6" style:family="paragraph" style:parent-style-name="Standard" style:list-style-name="WWNum1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7" style:family="paragraph" style:parent-style-name="Standard" style:list-style-name="WWNum13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8" style:family="paragraph" style:parent-style-name="Standard" style:list-style-name="WWNum17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19" style:family="paragraph" style:parent-style-name="Standard" style:list-style-name="WWNum7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20" style:family="paragraph" style:parent-style-name="Standard">
      <style:paragraph-properties fo:margin-top="0.1665in" fo:margin-bottom="0.1665in" loext:contextual-spacing="false" fo:line-height="100%" fo:padding="0in" fo:border="none"/>
    </style:style>
    <style:style style:name="P21" style:family="paragraph" style:parent-style-name="Heading_20_4">
      <style:paragraph-properties fo:margin-top="0in" fo:margin-bottom="0in" loext:contextual-spacing="false" fo:line-height="100%" fo:keep-together="auto" fo:padding="0in" fo:border="none" fo:keep-with-next="auto"/>
    </style:style>
    <style:style style:name="P22" style:family="paragraph" style:parent-style-name="Heading_20_3" style:master-page-name="Standard">
      <style:paragraph-properties fo:margin-top="0.1945in" fo:margin-bottom="0.0555in" loext:contextual-spacing="false" fo:line-height="100%" fo:keep-together="auto" style:page-number="1" fo:keep-with-next="auto"/>
    </style:style>
    <style:style style:name="P23" style:family="paragraph" style:parent-style-name="Heading_20_3">
      <style:paragraph-properties fo:margin-top="0in" fo:margin-bottom="0in" loext:contextual-spacing="false" fo:line-height="100%" fo:keep-together="auto" fo:padding="0in" fo:border="none" fo:keep-with-next="auto"/>
    </style:style>
    <style:style style:name="T1" style:family="text">
      <style:text-properties fo:color="#000000" fo:font-size="13pt" fo:font-weight="bold" style:font-size-asian="13pt" style:font-weight-asian="bold" style:font-size-complex="13pt"/>
    </style:style>
    <style:style style:name="T2" style:family="text">
      <style:text-properties fo:font-size="13pt" style:font-size-asian="13pt" style:font-size-complex="13pt"/>
    </style:style>
    <style:style style:name="T3" style:family="text">
      <style:text-properties fo:font-size="13pt" fo:font-weight="bold" style:font-size-asian="13pt" style:font-weight-asian="bold" style:font-size-complex="13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<text:bookmark text:name="_vz4s9a3jj5cj"/><text:span text:style-name="T1">Condicionales en PHP</text:span></text:p>
      <text:p text:style-name="P21"><text:bookmark text:name="_3woayjded09c"/><text:span text:style-name="T1">if Statement</text:span></text:p>
      <text:p text:style-name="P1"><text:span text:style-name="T2">El condicional if ejecuta un bloque de código si la condición es verdadera.</text:span></text:p>
      <text:p text:style-name="P1"><text:span text:style-name="T2"><text:line-break/></text:span></text:p>
      <text:p text:style-name="P1"><text:span text:style-name="T2">&lt;?php</text:span></text:p>
      <text:p text:style-name="P1"><text:span text:style-name="T2">$edad = 20;</text:span></text:p>
      <text:p text:style-name="P1"><text:span text:style-name="T2"><text:line-break/></text:span></text:p>
      <text:p text:style-name="P1"><text:span text:style-name="T2">if ($edad &gt;= 18) {</text:span></text:p>
      <text:p text:style-name="P1"><text:span text:style-name="T2">echo "Eres mayor de edad.";</text:span></text:p>
      <text:p text:style-name="P1"><text:span text:style-name="T2">}</text:span></text:p>
      <text:p text:style-name="P1"><text:span text:style-name="T2">?&gt;</text:span></text:p>
      <text:p text:style-name="P1"><text:span text:style-name="T2"><text:line-break/></text:span></text:p>
      <text:p text:style-name="P21"><text:bookmark text:name="_7615g7r0gyhi"/><text:span text:style-name="T1">if-else Statement</text:span></text:p>
      <text:p text:style-name="P1"><text:span text:style-name="T2">El condicional if-else ejecuta un bloque de código si la condición es verdadera, y otro bloque si la condición es falsa.</text:span></text:p>
      <text:p text:style-name="P1"><text:span text:style-name="T2"><text:line-break/></text:span></text:p>
      <text:p text:style-name="P1"><text:span text:style-name="T2">&lt;?php</text:span></text:p>
      <text:p text:style-name="P1"><text:span text:style-name="T2">$edad = 16;</text:span></text:p>
      <text:p text:style-name="P1"><text:span text:style-name="T2"><text:line-break/></text:span></text:p>
      <text:p text:style-name="P1"><text:span text:style-name="T2">if ($edad &gt;= 18) {</text:span></text:p>
      <text:p text:style-name="P1"><text:span text:style-name="T2">echo "Eres mayor de edad.";</text:span></text:p>
      <text:p text:style-name="P1"><text:span text:style-name="T2">} else {</text:span></text:p>
      <text:p text:style-name="P1"><text:span text:style-name="T2">echo "Eres menor de edad.";</text:span></text:p>
      <text:p text:style-name="P1"><text:span text:style-name="T2">}</text:span></text:p>
      <text:p text:style-name="P1"><text:span text:style-name="T2">?&gt;</text:span></text:p>
      <text:p text:style-name="P1"><text:span text:style-name="T2"><text:line-break/></text:span></text:p>
      <text:p text:style-name="P21"><text:bookmark text:name="_8dbc5xwm94hy"/><text:soft-page-break/><text:span text:style-name="T1">if-elseif-else Statement</text:span></text:p>
      <text:p text:style-name="P1"><text:span text:style-name="T2">El condicional if-elseif-else permite verificar múltiples condiciones.</text:span></text:p>
      <text:p text:style-name="P1"><text:span text:style-name="T2"><text:line-break/></text:span></text:p>
      <text:p text:style-name="P1"><text:span text:style-name="T2">&lt;?php</text:span></text:p>
      <text:p text:style-name="P1"><text:span text:style-name="T2">$edad = 18;</text:span></text:p>
      <text:p text:style-name="P1"><text:span text:style-name="T2"><text:line-break/></text:span></text:p>
      <text:p text:style-name="P1"><text:span text:style-name="T2">if ($edad &lt; 18) {</text:span></text:p>
      <text:p text:style-name="P1"><text:span text:style-name="T2">echo "Eres menor de edad.";</text:span></text:p>
      <text:p text:style-name="P1"><text:span text:style-name="T2">} elseif ($edad == 18) {</text:span></text:p>
      <text:p text:style-name="P1"><text:span text:style-name="T2">echo "Tienes 18 años.";</text:span></text:p>
      <text:p text:style-name="P1"><text:span text:style-name="T2">} else {</text:span></text:p>
      <text:p text:style-name="P1"><text:span text:style-name="T2">echo "Eres mayor de edad.";</text:span></text:p>
      <text:p text:style-name="P1"><text:span text:style-name="T2">}</text:span></text:p>
      <text:p text:style-name="P1"><text:span text:style-name="T2">?&gt;</text:span></text:p>
      <text:p text:style-name="P1"><text:span text:style-name="T2"><text:line-break/></text:span></text:p>
      <text:p text:style-name="P21"><text:bookmark text:name="_8w4a338l9v3r"/><text:span text:style-name="T1">switch Statement</text:span></text:p>
      <text:p text:style-name="P1"><text:span text:style-name="T2">El condicional switch selecciona entre múltiples bloques de código basados en el valor de una variable.</text:span></text:p>
      <text:p text:style-name="P1"><text:span text:style-name="T2"><text:line-break/></text:span></text:p>
      <text:p text:style-name="P1"><text:span text:style-name="T2">&lt;?php</text:span></text:p>
      <text:p text:style-name="P1"><text:span text:style-name="T2">$dia = "lunes";</text:span></text:p>
      <text:p text:style-name="P1"><text:span text:style-name="T2"><text:line-break/></text:span></text:p>
      <text:p text:style-name="P1"><text:span text:style-name="T2">switch ($dia) {</text:span></text:p>
      <text:p text:style-name="P1"><text:span text:style-name="T2">case "lunes":</text:span></text:p>
      <text:p text:style-name="P1"><text:span text:style-name="T2">echo "Hoy es lunes.";</text:span></text:p>
      <text:p text:style-name="P1"><text:span text:style-name="T2">break;</text:span></text:p>
      <text:p text:style-name="P1"><text:span text:style-name="T2">case "martes":</text:span></text:p>
      <text:p text:style-name="P1"><text:soft-page-break/><text:span text:style-name="T2">echo "Hoy es martes.";</text:span></text:p>
      <text:p text:style-name="P1"><text:span text:style-name="T2">break;</text:span></text:p>
      <text:p text:style-name="P1"><text:span text:style-name="T2">case "miércoles":</text:span></text:p>
      <text:p text:style-name="P1"><text:span text:style-name="T2">echo "Hoy es miércoles.";</text:span></text:p>
      <text:p text:style-name="P1"><text:span text:style-name="T2">break;</text:span></text:p>
      <text:p text:style-name="P1"><text:span text:style-name="T2">default:</text:span></text:p>
      <text:p text:style-name="P1"><text:span text:style-name="T2">echo "No es lunes, martes ni miércoles.";</text:span></text:p>
      <text:p text:style-name="P1"><text:span text:style-name="T2">break;</text:span></text:p>
      <text:p text:style-name="P1"><text:span text:style-name="T2">}</text:span></text:p>
      <text:p text:style-name="P1"><text:span text:style-name="T2">?&gt;</text:span></text:p>
      <text:p text:style-name="P1"><text:span text:style-name="T2"><text:line-break/></text:span></text:p>
      <text:p text:style-name="P23"><text:bookmark text:name="_oxfj2uhhzph8"/><text:span text:style-name="T1">Explicación de los Ejemplos</text:span></text:p>
      <text:list xml:id="list1415540195" text:style-name="WWNum9">
        <text:list-item>
          <text:p text:style-name="P2"><text:tab/><text:line-break/> <text:tab/><text:span text:style-name="T3">if Statement</text:span><text:span text:style-name="T2">:<text:line-break/></text:span></text:p>
        </text:list-item>
      </text:list>
      <text:list xml:id="list3361718787" text:style-name="WWNum12">
        <text:list-item>
          <text:p text:style-name="P4"><text:tab/><text:line-break/><text:span text:style-name="T2">Verifica si la variable $edad es <text:tab/>mayor o igual a 18.<text:line-break/></text:span></text:p>
        </text:list-item>
      </text:list>
      <text:list xml:id="list3588001027" text:style-name="WWNum8">
        <text:list-item>
          <text:p text:style-name="P5"><text:tab/><text:line-break/><text:span text:style-name="T2">Si <text:tab/>la condición es verdadera, <text:tab/>imprime "Eres mayor de edad."<text:line-break/></text:span></text:p>
        </text:list-item>
      </text:list>
      <text:list xml:id="list3937149019" text:style-name="WWNum5">
        <text:list-item>
          <text:p text:style-name="P6"><text:tab/><text:line-break/> <text:tab/><text:span text:style-name="T3">if-else Statement</text:span><text:span text:style-name="T2">:<text:line-break/></text:span></text:p>
        </text:list-item>
      </text:list>
      <text:list xml:id="list560030994" text:style-name="WWNum15">
        <text:list-item>
          <text:p text:style-name="P7"><text:tab/><text:line-break/><text:span text:style-name="T2">Verifica <text:tab/>si la variable $edad es mayor o igual <text:tab/>a 18.<text:line-break/></text:span></text:p>
        </text:list-item>
      </text:list>
      <text:list xml:id="list3726044117" text:style-name="WWNum6">
        <text:list-item>
          <text:p text:style-name="P8"><text:tab/><text:line-break/><text:span text:style-name="T2">Si la condición es <text:tab/>verdadera, imprime "Eres mayor de edad."<text:line-break/></text:span></text:p>
        </text:list-item>
      </text:list>
      <text:list xml:id="list789355796" text:style-name="WWNum14">
        <text:list-item>
          <text:p text:style-name="P9"><text:tab/><text:line-break/><text:span text:style-name="T2">Si la <text:tab/>condición es falsa, imprime "Eres menor de edad."<text:line-break/></text:span></text:p>
        </text:list-item>
      </text:list>
      <text:list xml:id="list874449005" text:style-name="WWNum3">
        <text:list-item>
          <text:p text:style-name="P10"><text:tab/><text:line-break/> <text:tab/><text:span text:style-name="T3">if-elseif-else Statement</text:span><text:span text:style-name="T2">:<text:line-break/></text:span></text:p>
        </text:list-item>
      </text:list>
      <text:list xml:id="list112218836" text:style-name="WWNum2">
        <text:list-item>
          <text:p text:style-name="P11"><text:tab/><text:line-break/><text:span text:style-name="T2">Verifica si <text:tab/>la variable $edad es menor a 18.<text:line-break/></text:span></text:p>
        </text:list-item>
      </text:list>
      <text:list xml:id="list28731682" text:style-name="WWNum18">
        <text:list-item>
          <text:p text:style-name="P12"><text:tab/><text:line-break/><text:span text:style-name="T2">Si la condición es <text:tab/>verdadera, imprime "Eres menor de edad."<text:line-break/></text:span></text:p>
        </text:list-item>
      </text:list>
      <text:list xml:id="list4287702969" text:style-name="WWNum4">
        <text:list-item>
          <text:p text:style-name="P13"><text:tab/><text:line-break/><text:span text:style-name="T2">Si <text:tab/>la condición es falsa, verifica si $edad es igual <text:tab/>a 18.<text:line-break/></text:span></text:p>
        </text:list-item>
      </text:list>
      <text:list xml:id="list3864414468" text:style-name="WWNum16">
        <text:list-item>
          <text:p text:style-name="P14"><text:tab/><text:line-break/><text:span text:style-name="T2">Si esta <text:tab/>segunda condición es verdadera, imprime "Tienes 18 <text:tab/>años."<text:line-break/></text:span></text:p>
        </text:list-item>
      </text:list>
      <text:list xml:id="list1021322569" text:style-name="WWNum17">
        <text:list-item>
          <text:p text:style-name="P18"><text:tab/><text:line-break/><text:span text:style-name="T2">Si <text:tab/>ninguna de las condiciones anteriores es verdadera, <text:tab/>imprime "Eres mayor de edad." </text:span><text:tab/><text:line-break/></text:p>
        </text:list-item>
      </text:list>
      <text:p text:style-name="P1"><text:line-break/></text:p>
      <text:p text:style-name="P1"><text:soft-page-break/><text:span text:style-name="T2">4. </text:span><text:span text:style-name="T3">switch Statement</text:span><text:span text:style-name="T2">:</text:span></text:p>
      <text:list xml:id="list1257630172" text:style-name="WWNum10">
        <text:list-item>
          <text:p text:style-name="P3"><text:tab/><text:line-break/><text:span text:style-name="T2">Verifica <text:tab/>el valor de la variable $dia.<text:line-break/></text:span></text:p>
        </text:list-item>
      </text:list>
      <text:list xml:id="list1082181974" text:style-name="WWNum11">
        <text:list-item>
          <text:p text:style-name="P15"><text:tab/><text:line-break/><text:span text:style-name="T2">Si $dia es "lunes", <text:tab/>imprime "Hoy es lunes."<text:line-break/></text:span></text:p>
        </text:list-item>
      </text:list>
      <text:list xml:id="list2996292653" text:style-name="WWNum1">
        <text:list-item>
          <text:p text:style-name="P16"><text:tab/><text:line-break/><text:span text:style-name="T2">Si $dia es "martes", <text:tab/>imprime "Hoy es martes."<text:line-break/></text:span></text:p>
        </text:list-item>
      </text:list>
      <text:list xml:id="list1335703759" text:style-name="WWNum13">
        <text:list-item>
          <text:p text:style-name="P17"><text:tab/><text:line-break/><text:span text:style-name="T2">Si $dia es "miércoles", <text:tab/>imprime "Hoy es miércoles."<text:line-break/></text:span></text:p>
        </text:list-item>
      </text:list>
      <text:list xml:id="list2157618559" text:style-name="WWNum7">
        <text:list-item>
          <text:p text:style-name="P19"><text:tab/><text:line-break/><text:span text:style-name="T2">Si $dia no <text:tab/>coincide con ninguno de los casos anteriores, <text:tab/>imprime "No es lunes, martes ni miércoles."<text:line-break/></text:span></text:p>
        </text:list-item>
      </text:list>
      <text:p text:style-name="P23"><text:bookmark text:name="_2xma5cmwmk58"/><text:span text:style-name="T1">Conclusión</text:span></text:p>
      <text:p text:style-name="P1"><text:span text:style-name="T2">Los condicionales en PHP son fundamentales para controlar el flujo de ejecución de un programa. Permiten que el código tome decisiones y ejecute diferentes bloques de código en función de ciertas condiciones. Esto hace que el programa sea más flexible y capaz de</text:span></text:p>
      <text:p text:style-name="P20"><text:span text:style-name="T2">manejar diferentes situaciones.</text:span></text:p>
      <text:p text:style-name="P1"><text:span text:style-name="T2"><text:line-break/></text:span></text:p>
      <text:p text:style-name="P1"><text:span text:style-name="T2"><text:line-break/></text:span></text:p>
      <text:p text:style-name="P1"><text:span text:style-name="T2"><text:line-break/>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style:text-underline-style="none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ListLabel_20_100" style:display-name="ListLabel 100" style:family="text">
      <style:text-properties style:text-underline-style="none"/>
    </style:style>
    <style:style style:name="ListLabel_20_101" style:display-name="ListLabel 101" style:family="text">
      <style:text-properties style:text-underline-style="none"/>
    </style:style>
    <style:style style:name="ListLabel_20_102" style:display-name="ListLabel 102" style:family="text">
      <style:text-properties style:text-underline-style="none"/>
    </style:style>
    <style:style style:name="ListLabel_20_103" style:display-name="ListLabel 103" style:family="text">
      <style:text-properties style:text-underline-style="none"/>
    </style:style>
    <style:style style:name="ListLabel_20_104" style:display-name="ListLabel 104" style:family="text">
      <style:text-properties style:text-underline-style="none"/>
    </style:style>
    <style:style style:name="ListLabel_20_105" style:display-name="ListLabel 105" style:family="text">
      <style:text-properties style:text-underline-style="none"/>
    </style:style>
    <style:style style:name="ListLabel_20_106" style:display-name="ListLabel 106" style:family="text">
      <style:text-properties style:text-underline-style="none"/>
    </style:style>
    <style:style style:name="ListLabel_20_107" style:display-name="ListLabel 107" style:family="text">
      <style:text-properties style:text-underline-style="none"/>
    </style:style>
    <style:style style:name="ListLabel_20_108" style:display-name="ListLabel 108" style:family="text">
      <style:text-properties style:text-underline-style="none"/>
    </style:style>
    <style:style style:name="ListLabel_20_109" style:display-name="ListLabel 109" style:family="text">
      <style:text-properties style:text-underline-style="none"/>
    </style:style>
    <style:style style:name="ListLabel_20_110" style:display-name="ListLabel 110" style:family="text">
      <style:text-properties style:text-underline-style="none"/>
    </style:style>
    <style:style style:name="ListLabel_20_111" style:display-name="ListLabel 111" style:family="text">
      <style:text-properties style:text-underline-style="none"/>
    </style:style>
    <style:style style:name="ListLabel_20_112" style:display-name="ListLabel 112" style:family="text">
      <style:text-properties style:text-underline-style="none"/>
    </style:style>
    <style:style style:name="ListLabel_20_113" style:display-name="ListLabel 113" style:family="text">
      <style:text-properties style:text-underline-style="none"/>
    </style:style>
    <style:style style:name="ListLabel_20_114" style:display-name="ListLabel 114" style:family="text">
      <style:text-properties style:text-underline-style="none"/>
    </style:style>
    <style:style style:name="ListLabel_20_115" style:display-name="ListLabel 115" style:family="text">
      <style:text-properties style:text-underline-style="none"/>
    </style:style>
    <style:style style:name="ListLabel_20_116" style:display-name="ListLabel 116" style:family="text">
      <style:text-properties style:text-underline-style="none"/>
    </style:style>
    <style:style style:name="ListLabel_20_117" style:display-name="ListLabel 117" style:family="text">
      <style:text-properties style:text-underline-style="none"/>
    </style:style>
    <style:style style:name="ListLabel_20_118" style:display-name="ListLabel 118" style:family="text">
      <style:text-properties style:text-underline-style="none"/>
    </style:style>
    <style:style style:name="ListLabel_20_119" style:display-name="ListLabel 119" style:family="text">
      <style:text-properties style:text-underline-style="none"/>
    </style:style>
    <style:style style:name="ListLabel_20_120" style:display-name="ListLabel 120" style:family="text">
      <style:text-properties style:text-underline-style="none"/>
    </style:style>
    <style:style style:name="ListLabel_20_121" style:display-name="ListLabel 121" style:family="text">
      <style:text-properties style:text-underline-style="none"/>
    </style:style>
    <style:style style:name="ListLabel_20_122" style:display-name="ListLabel 122" style:family="text">
      <style:text-properties style:text-underline-style="none"/>
    </style:style>
    <style:style style:name="ListLabel_20_123" style:display-name="ListLabel 123" style:family="text">
      <style:text-properties style:text-underline-style="none"/>
    </style:style>
    <style:style style:name="ListLabel_20_124" style:display-name="ListLabel 124" style:family="text">
      <style:text-properties style:text-underline-style="none"/>
    </style:style>
    <style:style style:name="ListLabel_20_125" style:display-name="ListLabel 125" style:family="text">
      <style:text-properties style:text-underline-style="none"/>
    </style:style>
    <style:style style:name="ListLabel_20_126" style:display-name="ListLabel 126" style:family="text">
      <style:text-properties style:text-underline-style="none"/>
    </style:style>
    <style:style style:name="ListLabel_20_127" style:display-name="ListLabel 127" style:family="text">
      <style:text-properties style:text-underline-style="none"/>
    </style:style>
    <style:style style:name="ListLabel_20_128" style:display-name="ListLabel 128" style:family="text">
      <style:text-properties style:text-underline-style="none"/>
    </style:style>
    <style:style style:name="ListLabel_20_129" style:display-name="ListLabel 129" style:family="text">
      <style:text-properties style:text-underline-style="none"/>
    </style:style>
    <style:style style:name="ListLabel_20_130" style:display-name="ListLabel 130" style:family="text">
      <style:text-properties style:text-underline-style="none"/>
    </style:style>
    <style:style style:name="ListLabel_20_131" style:display-name="ListLabel 131" style:family="text">
      <style:text-properties style:text-underline-style="none"/>
    </style:style>
    <style:style style:name="ListLabel_20_132" style:display-name="ListLabel 132" style:family="text">
      <style:text-properties style:text-underline-style="none"/>
    </style:style>
    <style:style style:name="ListLabel_20_133" style:display-name="ListLabel 133" style:family="text">
      <style:text-properties style:text-underline-style="none"/>
    </style:style>
    <style:style style:name="ListLabel_20_134" style:display-name="ListLabel 134" style:family="text">
      <style:text-properties style:text-underline-style="none"/>
    </style:style>
    <style:style style:name="ListLabel_20_135" style:display-name="ListLabel 135" style:family="text">
      <style:text-properties style:text-underline-style="none"/>
    </style:style>
    <style:style style:name="ListLabel_20_136" style:display-name="ListLabel 136" style:family="text">
      <style:text-properties style:text-underline-style="none"/>
    </style:style>
    <style:style style:name="ListLabel_20_137" style:display-name="ListLabel 137" style:family="text">
      <style:text-properties style:text-underline-style="none"/>
    </style:style>
    <style:style style:name="ListLabel_20_138" style:display-name="ListLabel 138" style:family="text">
      <style:text-properties style:text-underline-style="none"/>
    </style:style>
    <style:style style:name="ListLabel_20_139" style:display-name="ListLabel 139" style:family="text">
      <style:text-properties style:text-underline-style="none"/>
    </style:style>
    <style:style style:name="ListLabel_20_140" style:display-name="ListLabel 140" style:family="text">
      <style:text-properties style:text-underline-style="none"/>
    </style:style>
    <style:style style:name="ListLabel_20_141" style:display-name="ListLabel 141" style:family="text">
      <style:text-properties style:text-underline-style="none"/>
    </style:style>
    <style:style style:name="ListLabel_20_142" style:display-name="ListLabel 142" style:family="text">
      <style:text-properties style:text-underline-style="none"/>
    </style:style>
    <style:style style:name="ListLabel_20_143" style:display-name="ListLabel 143" style:family="text">
      <style:text-properties style:text-underline-style="none"/>
    </style:style>
    <style:style style:name="ListLabel_20_144" style:display-name="ListLabel 144" style:family="text">
      <style:text-properties style:text-underline-style="none"/>
    </style:style>
    <style:style style:name="ListLabel_20_145" style:display-name="ListLabel 145" style:family="text">
      <style:text-properties style:text-underline-style="none"/>
    </style:style>
    <style:style style:name="ListLabel_20_146" style:display-name="ListLabel 146" style:family="text">
      <style:text-properties style:text-underline-style="none"/>
    </style:style>
    <style:style style:name="ListLabel_20_147" style:display-name="ListLabel 147" style:family="text">
      <style:text-properties style:text-underline-style="none"/>
    </style:style>
    <style:style style:name="ListLabel_20_148" style:display-name="ListLabel 148" style:family="text">
      <style:text-properties style:text-underline-style="none"/>
    </style:style>
    <style:style style:name="ListLabel_20_149" style:display-name="ListLabel 149" style:family="text">
      <style:text-properties style:text-underline-style="none"/>
    </style:style>
    <style:style style:name="ListLabel_20_150" style:display-name="ListLabel 150" style:family="text">
      <style:text-properties style:text-underline-style="none"/>
    </style:style>
    <style:style style:name="ListLabel_20_151" style:display-name="ListLabel 151" style:family="text">
      <style:text-properties style:text-underline-style="none"/>
    </style:style>
    <style:style style:name="ListLabel_20_152" style:display-name="ListLabel 152" style:family="text">
      <style:text-properties style:text-underline-style="none"/>
    </style:style>
    <style:style style:name="ListLabel_20_153" style:display-name="ListLabel 153" style:family="text">
      <style:text-properties style:text-underline-style="none"/>
    </style:style>
    <style:style style:name="ListLabel_20_154" style:display-name="ListLabel 154" style:family="text">
      <style:text-properties style:text-underline-style="none"/>
    </style:style>
    <style:style style:name="ListLabel_20_155" style:display-name="ListLabel 155" style:family="text">
      <style:text-properties style:text-underline-style="none"/>
    </style:style>
    <style:style style:name="ListLabel_20_156" style:display-name="ListLabel 156" style:family="text">
      <style:text-properties style:text-underline-style="none"/>
    </style:style>
    <style:style style:name="ListLabel_20_157" style:display-name="ListLabel 157" style:family="text">
      <style:text-properties style:text-underline-style="none"/>
    </style:style>
    <style:style style:name="ListLabel_20_158" style:display-name="ListLabel 158" style:family="text">
      <style:text-properties style:text-underline-style="none"/>
    </style:style>
    <style:style style:name="ListLabel_20_159" style:display-name="ListLabel 159" style:family="text">
      <style:text-properties style:text-underline-style="none"/>
    </style:style>
    <style:style style:name="ListLabel_20_160" style:display-name="ListLabel 160" style:family="text">
      <style:text-properties style:text-underline-style="none"/>
    </style:style>
    <style:style style:name="ListLabel_20_161" style:display-name="ListLabel 161" style:family="text">
      <style:text-properties style:text-underline-style="none"/>
    </style:style>
    <style:style style:name="ListLabel_20_162" style:display-name="ListLabel 162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6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6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7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7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74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75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76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77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78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9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0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8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83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84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85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86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87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88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9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0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9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9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9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9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9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9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9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0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0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0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0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0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0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0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0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0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10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1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1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1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1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1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1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1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ListLabel_20_11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2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2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2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2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2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2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ListLabel_20_12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2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3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3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3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3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3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text:style-name="ListLabel_20_13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3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3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4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4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4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4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text:style-name="ListLabel_20_14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4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4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4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5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5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5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text:style-name="ListLabel_20_15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5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5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5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5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6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6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4" meta:paragraph-count="89" meta:word-count="413" meta:character-count="2375" meta:non-whitespace-character-count="1954"/>
    <meta:generator>LibreOfficeDev/6.0.5.2$Linux_X86_64 LibreOffice_project/</meta:generator>
  </office:meta>
</office:document-meta>
</file>